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ans" svg:font-family="OpenSans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333333" style:text-line-through-style="none" style:text-line-through-type="none" style:font-name="OpenSans" fo:font-size="10.5pt" fo:letter-spacing="normal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333333" style:font-name="OpenSans" fo:font-size="10.5pt" fo:letter-spacing="normal" fo:font-style="normal" fo:font-weight="normal"/>
    </style:style>
    <style:style style:name="T3" style:family="text">
      <style:text-properties fo:font-variant="normal" fo:text-transform="none" fo:color="#2775d1" style:font-name="OpenSans" fo:font-size="10.5pt" fo:letter-spacing="normal" fo:font-style="normal" style:text-underline-style="solid" style:text-underline-width="auto" style:text-underline-color="font-color" fo:font-weight="normal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Olá,</text:span><text:span text:style-name="T2"> </text:span><text:span text:style-name="T1">bem vindo ao curso de orientação a objetos com Java.</text:span><text:span text:style-name="T2"> </text:span><text:span text:style-name="T1">Eu sou o Clovis Fernandes.</text:span><text:span text:style-name="T2"> </text:span><text:span text:style-name="T1">Hoje iremos falar de colaboração, dependência, e classes cliente e servidor.</text:span><text:span text:style-name="T2"> </text:span><text:span text:style-name="T1">Você irá aprender a caracterizar e diferenciar cada desses conceitos.</text:span><text:span text:style-name="T2"> </text:span><text:span text:style-name="T1">Nós vimos anteriormente os conceitos de responsabilidade e colaboração no</text:span><text:span text:style-name="T2"> </text:span><text:span text:style-name="T1">contexto de cartões CRC.</text:span><text:span text:style-name="T2"> </text:span><text:span text:style-name="T1">Agora iremos avançar pouco mais e caracterizar os conceitos de</text:span><text:span text:style-name="T2"> </text:span><text:span text:style-name="T1">colaboração dependência, classe cliente e classe servidora.</text:span><text:span text:style-name="T2"> </text:span><text:span text:style-name="T1">Iniciamos por "Dependência entre Classes".</text:span><text:span text:style-name="T2"> </text:span><text:span text:style-name="T1">No nosso exemplo que tínhamos utilizado para falar de cartões CRC nós apresentamos</text:span><text:span text:style-name="T2"> </text:span><text:span text:style-name="T1">o exemplo da "Classe Biblioteca", que dependia da "Classe Livro".</text:span><text:span text:style-name="T2"> </text:span><text:span text:style-name="T1">A "Classe Biblioteca" dependia também da "Classe Usuario".</text:span><text:span text:style-name="T2"> </text:span><text:span text:style-name="T1">Fizemos diagrama que nós mostramos essa dependência.</text:span><text:span text:style-name="T2"> </text:span><text:span text:style-name="T1">Mas, o que é que é essa dependência então?</text:span><text:span text:style-name="T2"> </text:span><text:span text:style-name="T1">Isso tem haver com a necessidade que uma classe tem</text:span><text:span text:style-name="T2"> </text:span><text:span text:style-name="T1">relação a outras classes para realizar as suas responsabilidades.</text:span><text:span text:style-name="T2"> </text:span><text:span text:style-name="T1">Se objeto "Biblioteca" não pode existir sem a colaboração de livro,</text:span><text:span text:style-name="T2"> </text:span><text:span text:style-name="T1">então, existe uma dependência entre biblioteca e livro.</text:span><text:span text:style-name="T2"> </text:span><text:span text:style-name="T1">Se ele não pode existir sem a colaboração do usuário,</text:span><text:span text:style-name="T2"> </text:span><text:span text:style-name="T1">então existe uma dependência entre biblioteca e usuário.</text:span><text:span text:style-name="T2"> </text:span><text:span text:style-name="T1">Vamos exemplificar pouco para tornar pouquinho mais concreto esse assunto.</text:span><text:span text:style-name="T2"> </text:span><text:span text:style-name="T1">A responsabilidade "Empresta livro" da classe "Biblioteca" para realizar as,</text:span><text:span text:style-name="T2"> </text:span><text:span text:style-name="T1">todas as suas ações, ela precisa da colaboração da classe colaboradora</text:span><text:span text:style-name="T2"> </text:span><text:span text:style-name="T1">"Livro", especial da responsabilidade e da colaboração,</text:span><text:span text:style-name="T2"> </text:span><text:span text:style-name="T1">que é uma responsabilidade de livro, que é o "Anexa, usuário do empréstimo".</text:span><text:span text:style-name="T2"> </text:span><text:span text:style-name="T1">Então, para que o "empresta" livro possa</text:span><text:span text:style-name="T2"> </text:span><text:span text:style-name="T1">ser realizado ele precisa dessa colaboração.</text:span><text:span text:style-name="T2"> </text:span><text:span text:style-name="T1">Então existe uma dependência muito grande.</text:span><text:span text:style-name="T2"> </text:span><text:span text:style-name="T1">Sem essa colaboração ele não consegue terminar as suas</text:span><text:span text:style-name="T2"> </text:span><text:span text:style-name="T1">ações pelas quais ele é responsável.</text:span><text:span text:style-name="T2"> </text:span><text:span text:style-name="T1">Dessa forma isso vai caracterizar então, que a "Classe Biblioteca" ela é uma</text:span><text:span text:style-name="T2"> </text:span><text:span text:style-name="T1">classe cliente, tanto da classe livro,</text:span><text:span text:style-name="T2"> </text:span><text:span text:style-name="T1">quanto da usuário, porque as suas responsabilidades,</text:span><text:span text:style-name="T2"> </text:span><text:span text:style-name="T1">algumas delas dependem de "livro" outras dependem de "usuário".</text:span><text:span text:style-name="T2"> </text:span><text:span text:style-name="T1">Quando o objeto ou classe cliente usa,</text:span><text:span text:style-name="T2"> </text:span><text:span text:style-name="T1">o objeto ou classe "servidor" como argumento de construtor,</text:span><text:span text:style-name="T2"> </text:span><text:span text:style-name="T1">como argumento de métodos, como parâmetros de criação de objeto,</text:span><text:span text:style-name="T2"> </text:span><text:span text:style-name="T1">parâmetros de mensagens para outros objetos,</text:span><text:span text:style-name="T2"> </text:span><text:span text:style-name="T1">como tipos das variáveis de instância e das variáveis locais</text:span><text:span text:style-name="T2"> </text:span><text:span text:style-name="T1">ou temporárias que eu estou usando e também como tipo de retorno dos métodos,</text:span><text:span text:style-name="T2"> </text:span><text:span text:style-name="T1">isso vai então caracterizar essa dependência da classe ou objeto</text:span><text:span text:style-name="T2"> </text:span><text:span text:style-name="T1">cliente relação à classe servidora.</text:span><text:span text:style-name="T2"> </text:span><text:span text:style-name="T1">Neste ponto, cabe perguntar, quais são as classes servidoras de uma dada</text:span><text:span text:style-name="T2"> </text:span><text:span text:style-name="T1">classe termos de colaboração e dependência?</text:span><text:span text:style-name="T2"> </text:span><text:span text:style-name="T1">Nós vamos caracterizar três tipos diferentes de classes servidoras:</text:span><text:span text:style-name="T2"> </text:span><text:span text:style-name="T1">Uma "outra classe", a "superclasse" e "A própria classe".</text:span><text:span text:style-name="T2"> </text:span><text:span text:style-name="T1">As três classes poderão ser classes servidoras.</text:span><text:span text:style-name="T2"> </text:span><text:span text:style-name="T1">Vamos começar então pela "Outra classe".</text:span><text:span text:style-name="T2"> </text:span><text:span text:style-name="T1">Nesse exemplo nós temos a classe "Empresa"</text:span><text:span text:style-name="T2"> </text:span><text:span text:style-name="T1">e ela produz só para exemplificar, uma mercadoria.</text:span><text:span text:style-name="T2"> </text:span><text:span text:style-name="T1">A classe "Empresa" é cliente, e a classe "Mercadoria" ela é servidora.</text:span><text:span text:style-name="T2"> </text:span><text:span text:style-name="T1">Já existe uma dependência aí, porque,</text:span><text:span text:style-name="T2"> </text:span><text:span text:style-name="T1">quando eu coloco aí "-mercadoria", começando com letra minuscula,</text:span><text:span text:style-name="T2"> </text:span><text:span text:style-name="T1">eu estou querendo dizer que na classe "Empresa" eu tenho que relacionar</text:span><text:span text:style-name="T2"> </text:span><text:span text:style-name="T1">atributo que eu já vou chamar de "Mercadoria" para</text:span><text:span text:style-name="T2"> </text:span><text:span text:style-name="T1">guardar essa associação com objeto "mercadoria".</text:span><text:span text:style-name="T2"> </text:span><text:span text:style-name="T1">Mas como é que isso fica no geral relação à construtora,</text:span><text:span text:style-name="T2"> </text:span><text:span text:style-name="T1">métodos, tipos de retornos de métodos e variáveis de instância?</text:span><text:span text:style-name="T2"> </text:span><text:span text:style-name="T1">Como é que fica isso?</text:span><text:span text:style-name="T2"> </text:span><text:span text:style-name="T1">Eu vou mostrar para vocês uma coisa que a gente chama de código</text:span><text:span text:style-name="T2"> </text:span><text:span text:style-name="T1">arquitetural ou implícito que se refere a essa estrutura,</text:span><text:span text:style-name="T2"> </text:span><text:span text:style-name="T1">a essa associação que está aí mostrada entre "Empresa" e "Mercadoria".</text:span><text:span text:style-name="T2"> </text:span><text:span text:style-name="T1">Olhamos aqui que a classe "Empresa" ela tem construtor</text:span><text:span text:style-name="T2"> </text:span><text:span text:style-name="T1">que eu estou passando parâmetro que tem haver com a sua associação,</text:span><text:span text:style-name="T2"> </text:span><text:span text:style-name="T1">que no caso é objeto da classe "Mercadoria".</text:span><text:span text:style-name="T2"> </text:span><text:span text:style-name="T1">Então "Mercadoria", ali nesse construtor, ele é argumento,</text:span><text:span text:style-name="T2"> </text:span><text:span text:style-name="T1">o argumento do construtor.</text:span><text:span text:style-name="T2"> </text:span><text:span text:style-name="T1">Dentro, eu estou usando, passando uma mensagem que é</text:span><text:span text:style-name="T2"> </text:span><text:span text:style-name="T1">o "associaMercadoria" que eu estou passando o "Mercadoria"</text:span><text:span text:style-name="T2"> </text:span><text:span text:style-name="T1">que era argumento, agora ele passa-se a chamar "parâmetro".</text:span><text:span text:style-name="T2"> </text:span><text:span text:style-name="T1">Ele é parâmetro dessa mensagem.</text:span><text:span text:style-name="T2"> </text:span><text:span text:style-name="T1">Eu tenho aí também, o método privado "associaMercadoria"</text:span><text:span text:style-name="T2"> </text:span><text:span text:style-name="T1">que "Mercadoria" é o parâmetro, é o argumento que eu</text:span><text:span text:style-name="T2"> </text:span><text:span text:style-name="T1">vou usar para fazer essa associação de "Mercadoria" com "Empresa".</text:span><text:span text:style-name="T2"> </text:span><text:span text:style-name="T1">O método "getMercadoria" tem tipo de retorno que é "mercadoria".</text:span><text:span text:style-name="T2"> </text:span><text:span text:style-name="T1">A variável "Mercadoria" que eu tinha colocado já</text:span><text:span text:style-name="T2"> </text:span><text:span text:style-name="T1">naquela descrição de classes "UML".</text:span><text:span text:style-name="T2"> </text:span><text:span text:style-name="T1">O tipo da variável de instância também é "Mercadoria" e é do tipo privado.</text:span><text:span text:style-name="T2"> </text:span><text:span text:style-name="T1">Essa estrutura que acabamos de ver, a gente chama de "Código</text:span><text:span text:style-name="T2"> </text:span><text:span text:style-name="T1">arquitetural ou implícito" e iremos tratar disso ao longo também do curso.</text:span><text:span text:style-name="T2"> </text:span><text:span text:style-name="T1">O segundo tipo, tem haver com "Superclasse".</text:span><text:span text:style-name="T2"> </text:span><text:span text:style-name="T1">No exemplo que eu estou mostrando aí,</text:span><text:span text:style-name="T2"> </text:span><text:span text:style-name="T1">eu estou usando mercadoria e o "Item de venda".</text:span><text:span text:style-name="T2"> </text:span><text:span text:style-name="T1">Pelo simples fato de haver uma herança o "Item de Venda",</text:span><text:span text:style-name="T2"> </text:span><text:span text:style-name="T1">ele já depende da "Superclasse".</text:span><text:span text:style-name="T2"> </text:span><text:span text:style-name="T1">Então existe uma dependência,</text:span><text:span text:style-name="T2"> </text:span><text:span text:style-name="T1">porque ele vai herdar todos os métodos públicos que o "Mercadoria" tem aí.</text:span><text:span text:style-name="T2"> </text:span><text:span text:style-name="T1">Certo?</text:span><text:span text:style-name="T2"> </text:span><text:span text:style-name="T1">Mas mais do que isso, o que é que se fez nessa classe "Item de venda"?</text:span><text:span text:style-name="T2"> </text:span><text:span text:style-name="T1">O método "Imprimir Tíquete" do "Item de venda",</text:span><text:span text:style-name="T2"> </text:span><text:span text:style-name="T1">na lógica do "Item de imprimir tíquete" usa o método</text:span><text:span text:style-name="T2"> </text:span><text:span text:style-name="T1">de "Atualizar Estoque" que ele herdou da classe "Mercadoria".</text:span><text:span text:style-name="T2"> </text:span><text:span text:style-name="T1">Exemplo de uma dupla dependêcia; depende da classe que</text:span><text:span text:style-name="T2"> </text:span><text:span text:style-name="T1">vai herdar e ao mesmo tempo eu estou usando o método da</text:span><text:span text:style-name="T2"> </text:span><text:span text:style-name="T1">"Superclasse" dentro, na lógica do meu próprio método.</text:span><text:span text:style-name="T2"> </text:span><text:span text:style-name="T1">Então isso é segundo tipo de dependêcia.</text:span><text:span text:style-name="T2"> </text:span><text:span text:style-name="T1">Terceiro tipo de classe servidora é a própria classe de "cliente".</text:span><text:span text:style-name="T2"> </text:span><text:span text:style-name="T1">Também vai ser servidora dela mesma, ou seja, vai ter algumas necessidades,</text:span><text:span text:style-name="T2"> </text:span><text:span text:style-name="T1">algumas responsabilidades que eu vou complementar</text:span><text:span text:style-name="T2"> </text:span><text:span text:style-name="T1">com base nas responsabilidades da própria classe.</text:span><text:span text:style-name="T2"> </text:span><text:span text:style-name="T1">Uma alternativa que eu estou mostrando aí,</text:span><text:span text:style-name="T2"> </text:span><text:span text:style-name="T1">eu estou olhando a parte da associação com mercadoria e eu</text:span><text:span text:style-name="T2"> </text:span><text:span text:style-name="T1">tenho o método privado "associaMercadoria" passando o</text:span><text:span text:style-name="T2"> </text:span><text:span text:style-name="T1">parâmetro a uma mercadoria da classe </text:span><text:soft-page-break/><text:span text:style-name="T1">"mercadoria".</text:span><text:span text:style-name="T2"> </text:span><text:span text:style-name="T1">A mensagem que faz o acesso ao próprio objeto está ali</text:span><text:span text:style-name="T2"> </text:span><text:span text:style-name="T1">dentro do construtor e está representado pelo pelo nome "this".</text:span><text:span text:style-name="T2"> </text:span><text:span text:style-name="T1">Então "this.associaMercadoria(mercadoria)".</text:span><text:span text:style-name="T2"> </text:span><text:span text:style-name="T1">Isso é uma mensagem que eu estou fazendo e eu estou usando o</text:span><text:span text:style-name="T2"> </text:span><text:span text:style-name="T1">próprio objeto da classe.</text:span><text:span text:style-name="T2"> </text:span><text:span text:style-name="T1">Então isso está dentro do próprio construtor,</text:span><text:span text:style-name="T2"> </text:span><text:span text:style-name="T1">mas poderia estar dentro de qualquer dos métodos da classe "Empresa".</text:span><text:span text:style-name="T2"> </text:span><text:span text:style-name="T1">Há outro tipo de associação, é a de "Empresa" com uma própria "Empresa".</text:span><text:span text:style-name="T2"> </text:span><text:span text:style-name="T1">Então, eu por exemplo estou querendo representar,</text:span><text:span text:style-name="T2"> </text:span><text:span text:style-name="T1">que a empresa tem concorrente, por exemplo.</text:span><text:span text:style-name="T2"> </text:span><text:span text:style-name="T1">Ela tem uma mercadoria e ela vai ter concorrente.</text:span><text:span text:style-name="T2"> </text:span><text:span text:style-name="T1">Então, eu estou fazendo que o concorrente dele é o quê?</text:span><text:span text:style-name="T2"> </text:span><text:span text:style-name="T1">É uma empresa também.</text:span><text:span text:style-name="T2"> </text:span><text:span text:style-name="T1">Então eu vou representar dentro da classe "Empresa" o seu</text:span><text:span text:style-name="T2"> </text:span><text:span text:style-name="T1">concorrente que vai ser também da classe "Empresa".</text:span><text:span text:style-name="T2"> </text:span><text:span text:style-name="T1">Está certo?</text:span><text:span text:style-name="T2"> </text:span><text:span text:style-name="T1">Pelo fato de ser empresa e estar representado lá dentro, não</text:span><text:span text:style-name="T2"> </text:span><text:span text:style-name="T1">quer dizer que eu tenho acesso às coisas internas da outra empresa concorrente.</text:span><text:span text:style-name="T2"> </text:span><text:span text:style-name="T1">Não, só através dos métodos.</text:span><text:span text:style-name="T2"> </text:span><text:span text:style-name="T1">E como é que a gente representa isso?</text:span><text:span text:style-name="T2"> </text:span><text:span text:style-name="T1">A outra associação anterior com mercadoria, eu fiz através do construtor.</text:span><text:span text:style-name="T2"> </text:span><text:span text:style-name="T1">Agora eu vou fazer uma associação com uma outra empresa,</text:span><text:span text:style-name="T2"> </text:span><text:span text:style-name="T1">através de método "associaPúblico".</text:span><text:span text:style-name="T2"> </text:span><text:span text:style-name="T1">Vamos dar uma olhada.</text:span><text:span text:style-name="T2"> </text:span><text:span text:style-name="T1">Então o acesso a outro objeto da mesma classe é feito através</text:span><text:span text:style-name="T2"> </text:span><text:span text:style-name="T1">do "associa", desse método que é público e se não for</text:span><text:span text:style-name="T2"> </text:span><text:span text:style-name="T1">público, eu não vou conseguir acessar objeto,</text:span><text:span text:style-name="T2"> </text:span><text:span text:style-name="T1">mesmo sendo da empresa eu não vou acessar o objeto "Empresa" se o</text:span><text:span text:style-name="T2"> </text:span><text:span text:style-name="T1">"associa" não for público e passo qual é a empresa.</text:span><text:span text:style-name="T2"> </text:span><text:span text:style-name="T1">Então eu estou passando para o objeto "Empresa" qual é que é o seu concorrente.</text:span><text:span text:style-name="T2"> </text:span><text:span text:style-name="T1">Eu vou exemplificar logo de seguida.</text:span><text:span text:style-name="T2"> </text:span><text:span text:style-name="T1">E também eu fico sabendo através do "getEmpresa" quem é essa empresa.</text:span><text:span text:style-name="T2"> </text:span><text:span text:style-name="T1">E tenho o método privado "Empresa", da classe "Empresa".</text:span><text:span text:style-name="T2"> </text:span><text:span text:style-name="T1">Continuando, agora eu vou mostrar como é que eu uso isso.</text:span><text:span text:style-name="T2"> </text:span><text:span text:style-name="T1">Eu vou exemplificar o acesso a outro objeto da classe,</text:span><text:span text:style-name="T2"> </text:span><text:span text:style-name="T1">sendo que é a mesma classe, mas são objetos distintos,</text:span><text:span text:style-name="T2"> </text:span><text:span text:style-name="T1">embora o objeto esteja dentro do outro neste exemplo aqui.</text:span><text:span text:style-name="T2"> </text:span><text:span text:style-name="T1">Então eu crio uma mercadoria, "new Mercadoria",</text:span><text:span text:style-name="T2"> </text:span><text:span text:style-name="T1">crio uma empresa, e ao criar a empresa eu faço associação com</text:span><text:span text:style-name="T2"> </text:span><text:span text:style-name="T1">a mercadoria porque essa empresa só tem uma mercadoria neste exemplo.</text:span><text:span text:style-name="T2"> </text:span><text:span text:style-name="T1">Aí eu crio uma empresa concorrente.</text:span><text:span text:style-name="T2"> </text:span><text:span text:style-name="T1">Ao criar empresa concorrente, ela também tem uma mercadoria.</text:span><text:span text:style-name="T2"> </text:span><text:span text:style-name="T1">Se é concorrente vai ser o mesmo tipo de mercadoria provavelmente,</text:span><text:span text:style-name="T2"> </text:span><text:span text:style-name="T1">por isso é que eu estou repetindo aqui.</text:span><text:span text:style-name="T2"> </text:span><text:span text:style-name="T3">Aí, eu associo empresa.associaEmpresa(concorrente) Então</text:span><text:span text:style-name="T2"> </text:span><text:span text:style-name="T1">nesse momento, eu estou fazendo essa</text:span><text:span text:style-name="T2"> </text:span><text:span text:style-name="T1">associação e lá dentro do objeto empresa,</text:span><text:span text:style-name="T2"> </text:span><text:span text:style-name="T1">agora o concorrente é essa nova empresa que eu acabei de criar.</text:span><text:span text:style-name="T2"> </text:span><text:span text:style-name="T1">Com isso acabamos de mostrar os conceitos de colaboração, dependência,</text:span><text:span text:style-name="T2"> </text:span><text:span text:style-name="T1">classes clientes e classes servidoras.</text:span><text:span text:style-name="T2"> </text:span><text:span text:style-name="T1">Falamos muito superficialmente sobre código arquitetural.</text:span><text:span text:style-name="T2"> </text:span><text:span text:style-name="T1">Isso vai ser tratado futuramente.</text:span><text:span text:style-name="T2"> </text:span><text:span text:style-name="T3">Obrigado.</text:span><text:span text:style-name="T2"> 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ans" svg:font-family="OpenSans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3S</meta:editing-duration>
    <meta:editing-cycles>3</meta:editing-cycles>
    <meta:generator>LibreOffice/5.1.6.2$Windows_x86 LibreOffice_project/07ac168c60a517dba0f0d7bc7540f5afa45f0909</meta:generator>
    <dc:date>2017-01-20T07:20:27.491000000</dc:date>
    <meta:document-statistic meta:table-count="0" meta:image-count="0" meta:object-count="0" meta:page-count="2" meta:paragraph-count="1" meta:word-count="1360" meta:character-count="8471" meta:non-whitespace-character-count="7110"/>
    <meta:user-defined meta:name="Info 1"/>
    <meta:user-defined meta:name="Info 2"/>
    <meta:user-defined meta:name="Info 3"/>
    <meta:user-defined meta:name="Info 4"/>
  </office:meta>
</office:document-meta>
</file>